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7"/>
    <style:style style:name="ce7" style:family="table-cell" style:parent-style-name="Default" style:data-style-name="N1015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015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15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13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13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43"/>
    <style:style style:name="ce14" style:family="table-cell" style:parent-style-name="Default" style:data-style-name="N1013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13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3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13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Comma" style:data-style-name="N132">
      <style:table-cell-properties fo:border-bottom="0.74pt solid #000000" fo:background-color="#b7dee8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Comma" style:data-style-name="N13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Comma" style:data-style-name="N132">
      <style:table-cell-properties fo:background-color="#fac09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9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Excel_20_Built-in_20_Comma" style:data-style-name="N13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20_Built-in_20_Comma" style:data-style-name="N13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Comma" style:data-style-name="N13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20_Built-in_20_Comma" style:data-style-name="N132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Comma" style:data-style-name="N132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9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xcel_20_Built-in_20_Comma" style:data-style-name="N132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6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/me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ing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6" office:value-type="date" office:date-value="2016-02-15" calcext:value-type="date">
            <text:p>02/15/16</text:p>
          </table:table-cell>
          <table:table-cell/>
          <table:table-cell office:value-type="string" calcext:value-type="string">
            <text:p>some data</text:p>
          </table:table-cell>
          <table:table-cell table:style-name="ce13" office:value-type="time" office:time-value="PT08H00M00S" calcext:value-type="time">
            <text:p>08:00:00 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/da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mplate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BOAT</text:p>
          </table:table-cell>
          <table:table-cell table:style-name="ce4" office:value-type="string" calcext:value-type="string">
            <text:p>Status</text:p>
          </table:table-cell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Day</text:p>
          </table:table-cell>
          <table:table-cell table:style-name="ce11" office:value-type="string" calcext:value-type="string">
            <text:p>Start</text:p>
          </table:table-cell>
          <table:table-cell table:style-name="ce14" office:value-type="string" calcext:value-type="string">
            <text:p>End</text:p>
          </table:table-cell>
          <table:table-cell table:style-name="ce17" office:value-type="string" calcext:value-type="string">
            <text:p>Hour</text:p>
          </table:table-cell>
          <table:table-cell table:style-name="ce19" office:value-type="string" calcext:value-type="string">
            <text:p>Guests</text:p>
          </table:table-cell>
          <table:table-cell table:style-name="ce21" office:value-type="string" calcext:value-type="string">
            <text:p>Agent</text:p>
          </table:table-cell>
          <table:table-cell table:style-name="ce21" office:value-type="string" calcext:value-type="string">
            <text:p>Client / Comment</text:p>
          </table:table-cell>
          <table:table-cell table:style-name="ce24" office:value-type="string" calcext:value-type="string">
            <text:p>Package</text:p>
          </table:table-cell>
          <table:table-cell table:style-name="ce25" office:value-type="string" office:string-value="Amount" calcext:value-type="string">
            <text:p>Amount </text:p>
          </table:table-cell>
          <table:table-cell table:style-name="ce27" office:value-type="string" office:string-value="Comm" calcext:value-type="string">
            <text:p>Comm </text:p>
          </table:table-cell>
          <table:table-cell table:style-name="ce28" office:value-type="string" office:string-value="Net Amt" calcext:value-type="string">
            <text:p>Net Amt </text:p>
          </table:table-cell>
          <table:table-cell table:style-name="ce30" office:value-type="string" office:string-value="Deposit" calcext:value-type="string">
            <text:p>Deposit </text:p>
          </table:table-cell>
          <table:table-cell table:style-name="ce31" office:value-type="string" office:string-value="Bal" calcext:value-type="string">
            <text:p>Bal </text:p>
          </table:table-cell>
          <table:table-cell table:style-name="ce27" office:value-type="string" office:string-value="Catering" calcext:value-type="string">
            <text:p>Catering </text:p>
          </table:table-cell>
          <table:table-cell table:style-name="ce27" office:value-type="string" office:string-value="Liquor" calcext:value-type="string">
            <text:p>Liquor </text:p>
          </table:table-cell>
          <table:table-cell table:style-name="ce27" office:value-type="string" office:string-value="Other" calcext:value-type="string">
            <text:p>Other </text:p>
          </table:table-cell>
          <table:table-cell table:style-name="ce33" office:value-type="string" office:string-value="GP" calcext:value-type="string">
            <text:p>GP </text:p>
          </table:table-cell>
          <table:table-cell table:style-name="ce34" office:value-type="string" office:string-value="Cost" calcext:value-type="string">
            <text:p>Cost </text:p>
          </table:table-cell>
          <table:table-cell table:style-name="ce35" office:value-type="string" office:string-value="NP" calcext:value-type="string">
            <text:p>NP </text:p>
          </table:table-cell>
          <table:table-cell table:style-name="ce36" office:value-type="string" office:string-value="Month" calcext:value-type="string">
            <text:p>Month </text:p>
          </table:table-cell>
        </table:table-row>
        <table:table-row table:style-name="ro1">
          <table:table-cell office:value-type="string" calcext:value-type="string">
            <text:p>/template</text:p>
          </table:table-cell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/sing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ultip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ersons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string" calcext:value-type="string">
            <text:p>persons.Per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/da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mplate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string" calcext:value-type="string">
            <text:p>VIRGO</text:p>
          </table:table-cell>
          <table:table-cell table:style-name="ce5" office:value-type="string" calcext:value-type="string">
            <text:p>Closed</text:p>
          </table:table-cell>
          <table:table-cell table:style-name="ce8" office:value-type="date" office:date-value="2016-01-02" calcext:value-type="date">
            <text:p>2-Jan-16</text:p>
          </table:table-cell>
          <table:table-cell table:style-name="ce10" table:formula="of:=TEXT([.D17];&quot;ddd&quot;)" office:value-type="string" office:string-value="Sat" calcext:value-type="string">
            <text:p>Sat</text:p>
          </table:table-cell>
          <table:table-cell table:style-name="ce12" office:value-type="time" office:time-value="PT12H00M00S" calcext:value-type="time">
            <text:p>12:00 PM</text:p>
          </table:table-cell>
          <table:table-cell table:style-name="ce15" office:value-type="time" office:time-value="PT16H00M00S" calcext:value-type="time">
            <text:p>4:00 PM</text:p>
          </table:table-cell>
          <table:table-cell table:style-name="ce18" table:formula="of:=IF((HOUR([.G17])+MINUTE([.G17])/60)-(HOUR([.F17])+MINUTE([.F17])/60)&gt;=0;(HOUR([.G17])+MINUTE([.G17])/60)-(HOUR([.F17])+MINUTE([.F17])/60);((HOUR([.G17])+MINUTE([.G17])/60)-(HOUR([.F17])+MINUTE([.F17])/60))+24)" office:value-type="float" office:value="4" calcext:value-type="float">
            <text:p>4.0</text:p>
          </table:table-cell>
          <table:table-cell table:style-name="ce20"/>
          <table:table-cell table:style-name="ce22" office:value-type="string" calcext:value-type="string">
            <text:p>Exotic</text:p>
          </table:table-cell>
          <table:table-cell table:style-name="ce23" office:value-type="string" calcext:value-type="string">
            <text:p>exotic - James</text:p>
          </table:table-cell>
          <table:table-cell table:style-name="ce23"/>
          <table:table-cell table:style-name="ce26" office:value-type="float" office:value="6000" calcext:value-type="float">
            <text:p>6,000 </text:p>
          </table:table-cell>
          <table:table-cell table:style-name="ce26" table:formula="of:=[.M17]*0.2" office:value-type="float" office:value="1200" calcext:value-type="float">
            <text:p>1,200 </text:p>
          </table:table-cell>
          <table:table-cell table:style-name="ce29" table:formula="of:=[.M17]-[.N17]" office:value-type="float" office:value="4800" calcext:value-type="float">
            <text:p>4,800 </text:p>
          </table:table-cell>
          <table:table-cell table:style-name="ce26" table:formula="of:=5000-200" office:value-type="float" office:value="4800" calcext:value-type="float">
            <text:p>4,800 </text:p>
          </table:table-cell>
          <table:table-cell table:style-name="ce26" table:formula="of:=[.O17]-[.P17]" office:value-type="float" office:value="0" calcext:value-type="float">
            <text:p>- </text:p>
          </table:table-cell>
          <table:table-cell table:style-name="ce32" office:value-type="float" office:value="300" calcext:value-type="float">
            <text:p>300 </text:p>
          </table:table-cell>
          <table:table-cell table:style-name="ce26" table:number-columns-repeated="2"/>
          <table:table-cell table:style-name="ce29" table:formula="of:=[.O17]-[.R17]-[.S17]-[.T17]" office:value-type="float" office:value="4500" calcext:value-type="float">
            <text:p>4,500 </text:p>
          </table:table-cell>
          <table:table-cell table:style-name="ce26" table:formula="of:=[.H17]*900" office:value-type="float" office:value="3600" calcext:value-type="float">
            <text:p>3,600 </text:p>
          </table:table-cell>
          <table:table-cell table:style-name="ce29" table:formula="of:=[.U17]-[.V17]" office:value-type="float" office:value="900" calcext:value-type="float">
            <text:p>900 </text:p>
          </table:table-cell>
          <table:table-cell table:style-name="ce10" table:formula="of:=TEXT([.D17];&quot;mmm yy&quot;)" office:value-type="string" office:string-value="Jan 16" calcext:value-type="string">
            <text:p>Jan 16</text:p>
          </table:table-cell>
        </table:table-row>
        <table:table-row table:style-name="ro1">
          <table:table-cell office:value-type="string" calcext:value-type="string">
            <text:p>/template</text:p>
          </table:table-cell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/multiple</text:p>
          </table:table-cell>
          <table:table-cell table:number-columns-repeated="23"/>
        </table:table-row>
        <table:table-row table:style-name="ro1" table:number-rows-repeated="104855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Sheet1.C9:Sheet1.C9">
            <calcext:condition calcext:apply-style-name="ConditionalStyle_96" calcext:value="contains-text(&quot;pending&quot;)" calcext:base-cell-address="Sheet1.C9"/>
            <calcext:condition calcext:apply-style-name="ConditionalStyle_95" calcext:value="contains-text(&quot;Pending&quot;)" calcext:base-cell-address="Sheet1.C9"/>
          </calcext:conditional-format>
          <calcext:conditional-format calcext:target-range-address="Sheet1.F9:Sheet1.G9">
            <calcext:condition calcext:apply-style-name="ConditionalStyle_82" calcext:value="contains-text(&quot;fri&quot;)" calcext:base-cell-address="Sheet1.F9"/>
          </calcext:conditional-format>
          <calcext:conditional-format calcext:target-range-address="Sheet1.E9:Sheet1.E9">
            <calcext:condition calcext:apply-style-name="ConditionalStyle_81" calcext:value="contains-text(&quot;Fri&quot;)" calcext:base-cell-address="Sheet1.E9"/>
          </calcext:conditional-format>
          <calcext:conditional-format calcext:target-range-address="Sheet1.C17:Sheet1.C17">
            <calcext:condition calcext:apply-style-name="ConditionalStyle_96" calcext:value="contains-text(&quot;pending&quot;)" calcext:base-cell-address="Sheet1.C17"/>
            <calcext:condition calcext:apply-style-name="ConditionalStyle_95" calcext:value="contains-text(&quot;Pending&quot;)" calcext:base-cell-address="Sheet1.C17"/>
          </calcext:conditional-format>
          <calcext:conditional-format calcext:target-range-address="Sheet1.F17:Sheet1.G17">
            <calcext:condition calcext:apply-style-name="ConditionalStyle_82" calcext:value="contains-text(&quot;fri&quot;)" calcext:base-cell-address="Sheet1.F17"/>
          </calcext:conditional-format>
          <calcext:conditional-format calcext:target-range-address="Sheet1.E17:Sheet1.E17 Sheet1.X17:Sheet1.X17">
            <calcext:condition calcext:apply-style-name="ConditionalStyle_81" calcext:value="contains-text(&quot;Fri&quot;)" calcext:base-cell-address="Sheet1.E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6" number:language="en" number:country="US">
      <number:text-content/>
      <style:map style:condition="value()&lt;=1.79769313486232E+308" style:apply-style-name="N10156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5"/>
    <style:style style:name="ConditionalStyle_5f_96" style:display-name="ConditionalStyle_96" style:family="table-cell" style:parent-style-name="Default">
      <style:table-cell-properties fo:background-color="#ffff00"/>
      <style:text-properties style:use-window-font-color="true"/>
    </style:style>
    <style:style style:name="ConditionalStyle_5f_95" style:display-name="ConditionalStyle_95" style:family="table-cell" style:parent-style-name="Default">
      <style:table-cell-properties fo:background-color="#ffeb9c"/>
      <style:text-properties style:use-window-font-color="true"/>
    </style:style>
    <style:style style:name="ConditionalStyle_5f_82" style:display-name="ConditionalStyle_82" style:family="table-cell" style:parent-style-name="Default">
      <style:table-cell-properties fo:background-color="#ffc7ce"/>
      <style:text-properties fo:color="#9c0006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0000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0:07:38.34207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17:37.465726942</meta:creation-date>
    <dc:date>2016-12-06T21:27:48.337495812</dc:date>
    <meta:editing-duration>PT2H16M39S</meta:editing-duration>
    <meta:editing-cycles>11</meta:editing-cycles>
    <meta:generator>LibreOffice/5.1.6.2$Linux_X86_64 LibreOffice_project/07ac168c60a517dba0f0d7bc7540f5afa45f0909</meta:generator>
    <meta:document-statistic meta:table-count="1" meta:cell-count="63" meta:object-count="0"/>
  </office:meta>
</office:document-meta>
</file>